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301cm" style:rel-column-width="32080*"/>
    </style:style>
    <style:style style:name="Tableau3.B" style:family="table-column">
      <style:table-column-properties style:column-width="9.7cm" style:rel-column-width="33455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5" style:family="table">
      <style:table-properties style:width="19.009cm" fo:margin-left="0cm" table:align="left"/>
    </style:style>
    <style:style style:name="Table5.A" style:family="table-column">
      <style:table-column-properties style:column-width="9.596cm"/>
    </style:style>
    <style:style style:name="Table5.B" style:family="table-column">
      <style:table-column-properties style:column-width="9.414cm"/>
    </style:style>
    <style:style style:name="Table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5.B1" style:family="table-cell">
      <style:table-cell-properties fo:background-color="#fff5f0" fo:padding="0.097cm" fo:border="0.05pt solid #999999">
        <style:background-image/>
      </style:table-cell-properties>
    </style:style>
    <style:style style:name="Table5.2" style:family="table-row">
      <style:table-row-properties style:min-row-height="0.081cm"/>
    </style:style>
    <style:style style:name="Table5.A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5.B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2" style:family="table">
      <style:table-properties style:width="19.009cm" fo:margin-left="0cm" table:align="left"/>
    </style:style>
    <style:style style:name="Table2.A" style:family="table-column">
      <style:table-column-properties style:column-width="9.596cm"/>
    </style:style>
    <style:style style:name="Table2.B" style:family="table-column">
      <style:table-column-properties style:column-width="9.414cm"/>
    </style:style>
    <style:style style:name="Table2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2.B1" style:family="table-cell">
      <style:table-cell-properties fo:background-color="#fff5f0" fo:padding="0.097cm" fo:border="0.05pt solid #999999">
        <style:background-image/>
      </style:table-cell-properties>
    </style:style>
    <style:style style:name="Table2.2" style:family="table-row">
      <style:table-row-properties style:min-row-height="1cm"/>
    </style:style>
    <style:style style:name="Table2.A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2.B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1" style:family="table">
      <style:table-properties style:width="18.981cm" table:align="left" fo:background-color="transparent">
        <style:background-image/>
      </style:table-properties>
    </style:style>
    <style:style style:name="Table1.A" style:family="table-column">
      <style:table-column-properties style:column-width="12.901cm"/>
    </style:style>
    <style:style style:name="Table1.B" style:family="table-column">
      <style:table-column-properties style:column-width="3.196cm"/>
    </style:style>
    <style:style style:name="Table1.C" style:family="table-column">
      <style:table-column-properties style:column-width="2.884cm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1.C1" style:family="table-cell">
      <style:table-cell-properties fo:background-color="#fff5f0" fo:padding="0.097cm" fo:border="0.05pt solid #999999">
        <style:background-image/>
      </style:table-cell-properties>
    </style:style>
    <style:style style:name="Table1.2" style:family="table-row">
      <style:table-row-properties style:row-height="1cm" fo:keep-together="always"/>
    </style:style>
    <style:style style:name="Table1.A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1.C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3" style:family="paragraph" style:parent-style-name="Table_20_Contents">
      <style:text-properties style:font-name="Calibri" fo:font-size="16pt" style:font-size-complex="16pt"/>
    </style:style>
    <style:style style:name="P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bdd50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a56c66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974acb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21ff84d" officeooo:paragraph-rsid="020c0ce0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9fab3d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f6afed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152537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2a56c66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pt" officeooo:paragraph-rsid="0115cbef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14bdd50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97cce4" officeooo:paragraph-rsid="0297cce4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9912b0" officeooo:paragraph-rsid="029912b0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9a5dce" officeooo:paragraph-rsid="02a56c66" style:font-size-asian="10.5pt" style:font-weight-asian="bold" style:font-size-complex="10.5pt" style:font-weight-complex="bold"/>
    </style:style>
    <style:style style:name="P18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39c7" officeooo:paragraph-rsid="029d2770" style:font-size-asian="10.5pt" style:font-weight-asian="bold" style:font-size-complex="10.5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a7dbd" officeooo:paragraph-rsid="029d2770" style:font-size-asian="10.5pt" style:font-weight-asian="bold" style:font-size-complex="10.5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8pt" officeooo:rsid="00300d16" officeooo:paragraph-rsid="02a56c66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6pt" fo:font-weight="bold" officeooo:rsid="003ad84c" officeooo:paragraph-rsid="02974acb" style:font-size-asian="5.25pt" style:font-weight-asian="bold" style:font-size-complex="6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officeooo:paragraph-rsid="02974acb"/>
    </style:style>
    <style:style style:name="P24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25" style:family="paragraph" style:parent-style-name="Standard">
      <style:text-properties style:font-name="Calibri" fo:font-size="2pt" officeooo:paragraph-rsid="003ad84c" style:font-size-asian="1.75pt" style:font-size-complex="2pt"/>
    </style:style>
    <style:style style:name="P26" style:family="paragraph" style:parent-style-name="Standard">
      <style:text-properties officeooo:paragraph-rsid="029f8c44"/>
    </style:style>
    <style:style style:name="P27" style:family="paragraph" style:parent-style-name="Standard">
      <style:paragraph-properties fo:text-align="center" style:justify-single-word="false"/>
      <style:text-properties officeooo:paragraph-rsid="003ad84c"/>
    </style:style>
    <style:style style:name="P28" style:family="paragraph" style:parent-style-name="Standard">
      <loext:graphic-properties draw:fill="solid" draw:fill-color="#fffafa" draw:opacity="100%"/>
      <style:paragraph-properties fo:margin-top="0cm" fo:margin-bottom="0.199cm" loext:contextual-spacing="false" fo:line-height="150%" fo:text-align="justify" style:justify-single-word="false" fo:background-color="#fffafa" fo:padding="0.049cm" fo:border="0.06pt solid #999999" style:shadow="none">
        <style:tab-stops/>
      </style:paragraph-properties>
      <style:text-properties style:font-name="Calibri" fo:font-size="10pt" fo:font-weight="normal" officeooo:paragraph-rsid="02a56c66" style:font-size-asian="10pt" style:font-weight-asian="normal" style:font-size-complex="10pt" style:font-weight-complex="normal"/>
    </style:style>
    <style:style style:name="P29" style:family="paragraph" style:parent-style-name="Text">
      <style:paragraph-properties fo:text-align="center" style:justify-single-word="false"/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1bf62df"/>
    </style:style>
    <style:style style:name="T2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font-name="Calibri" fo:font-size="10pt" style:text-underline-style="solid" style:text-underline-width="auto" style:text-underline-color="font-color" fo:font-weight="bold" style:font-size-asian="10pt" style:font-size-complex="10pt"/>
    </style:style>
    <style:style style:name="T5" style:family="text">
      <style:text-properties style:font-name="Calibri" fo:font-size="10pt" style:text-underline-style="solid" style:text-underline-width="auto" style:text-underline-color="font-color" fo:font-weight="bold" officeooo:rsid="02b034b0" style:font-size-asian="10pt" style:font-size-complex="10pt"/>
    </style:style>
    <style:style style:name="T6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style:font-name="Calibri" fo:font-size="16pt" fo:font-weight="bold" officeooo:rsid="02a6e6ac" style:font-size-asian="16pt" style:font-weight-asian="bold" style:font-size-complex="16pt" style:font-weight-complex="bold"/>
    </style:style>
    <style:style style:name="T9" style:family="text">
      <style:text-properties style:font-name="Calibri" fo:font-size="16pt" fo:font-weight="bold" officeooo:rsid="00f4b71e" style:font-size-asian="16pt" style:font-weight-asian="bold" style:font-size-complex="16pt" style:font-weight-complex="bold"/>
    </style:style>
    <style:style style:name="T10" style:family="text">
      <style:text-properties style:font-name="Calibri" fo:font-size="16pt" fo:font-weight="bold" officeooo:rsid="003ad84c" style:font-size-asian="16pt" style:font-weight-asian="bold" style:font-size-complex="16pt" style:font-weight-complex="bold"/>
    </style:style>
    <style:style style:name="T11" style:family="text">
      <style:text-properties fo:font-style="normal" fo:font-weight="normal" officeooo:rsid="009a16d3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24431ff" style:font-style-asian="normal" style:font-weight-asian="normal" style:font-style-complex="normal" style:font-weight-complex="normal"/>
    </style:style>
    <style:style style:name="T13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14" style:family="text">
      <style:text-properties style:use-window-font-color="true" fo:font-style="normal" style:font-style-asian="normal" style:font-style-complex="normal"/>
    </style:style>
    <style:style style:name="T15" style:family="text">
      <style:text-properties officeooo:rsid="02b17549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<text:span text:style-name="T13"><text:text-input text:description="&lt;o.company_id.name&gt;">Company Name</text:text-input></text:span><text:span text:style-name="T7"><text:line-break/></text:span><text:span text:style-name="T6"><text:text-input text:description="&lt;o.company_id.street&gt;">Street</text:text-input></text:span><text:span text:style-name="T6"> </text:span><text:span text:style-name="T6"><text:text-input text:description="&lt;o.company_id.street2&gt;">street2</text:text-input></text:span><text:span text:style-name="T6"><text:line-break/></text:span><text:span text:style-name="T6"><text:text-input text:description="&lt;o.company_id.zip&gt;">Zip</text:text-input></text:span><text:span text:style-name="T6"> </text:span><text:span text:style-name="T6"><text:text-input text:description="&lt;o.company_id.city&gt;">City</text:text-input></text:span><text:span text:style-name="T6"> </text:span><text:span text:style-name="T6"><text:text-input text:description="&lt;o.company_id.country_id.name&gt;">Country</text:text-input></text:span><text:span text:style-name="T3"><text:line-break/></text:span><text:span text:style-name="T3"><text:text-input text:description="&lt;(o.company_id.phone and 'Tél.:           ' or '') + (o.company_id.phone and o.company_id.phone or '')&gt;">Phone</text:text-input></text:span><text:span text:style-name="T3"><text:line-break/></text:span><text:span text:style-name="T3"><text:text-input text:description="&lt;(o.company_id.fax and 'Fax:             ' or '') + (o.company_id.fax and o.company_id.fax or '')&gt;">Fax</text:text-input></text:span><text:span text:style-name="T3"><text:line-break/></text:span><text:span text:style-name="T2"><text:text-input text:description="&lt;o.company_id.email and o.company_id.email&gt;">Email</text:text-input></text:span></text:p>
          </table:table-cell>
          <table:table-cell table:style-name="Tableau3.A1" office:value-type="string">
            <text:p text:style-name="P29"><draw:frame draw:style-name="fr1" draw:name="image: asimage(o.company_id.logo,0,200,100,'px', True)" text:anchor-type="as-char" svg:width="6.735cm" svg:height="2.769cm" draw:z-index="2"><draw:text-box><text:p text:style-name="Frame_20_contents"/></draw:text-box></draw:frame></text:p>
          </table:table-cell>
        </table:table-row>
      </table:table>
      <text:p text:style-name="P24"/>
      <text:p text:style-name="P6"><text:text-input text:description="&lt;if test=&quot;o.name&quot;&gt;">If</text:text-input></text:p>
      <text:p text:style-name="P23"><text:span text:style-name="T8">Fiche</text:span><text:span text:style-name="T9"> d'intervention</text:span><text:span text:style-name="T10">: </text:span><text:span text:style-name="T10"><text:text-input text:description="&lt;o.name&gt;">Name</text:text-input></text:span></text:p>
      <text:p text:style-name="P22"/>
      <text:p text:style-name="P6"><text:text-input text:description="&lt;/if&gt;">Endif</text:text-input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5">Projet</text:p>
            </table:table-cell>
            <table:table-cell table:style-name="Table5.B1" office:value-type="string">
              <text:p text:style-name="P16">Assigné à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8"><text:text-input text:description="&lt;o.project_id and o.project_id.name&gt;">Project</text:text-input></text:p>
          </table:table-cell>
          <table:table-cell table:style-name="Table5.B2" office:value-type="string">
            <text:p text:style-name="P9"><text:text-input text:description="&lt;(o.user_id  and o.user_id.name) or ''&gt;">User</text:text-input>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7">Client</text:p>
            </table:table-cell>
            <table:table-cell table:style-name="Table2.B1" office:value-type="string">
              <text:p text:style-name="P17"><text:span text:style-name="T15">Date et </text:span>Signature du représentant <text:span text:style-name="T14"><text:text-input text:description="&lt;o.company_id.name&gt;">Company</text:text-input></text:span>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21"><text:span text:style-name="T12"><text:text-input text:description="&lt; format_address(o.partner_shipping_id or o.partner_id) &gt;">format_address</text:text-input></text:span><text:span text:style-name="T11"> </text:span></text:p>
          </table:table-cell>
          <table:table-cell table:style-name="Table2.B2" office:value-type="string">
            <text:p text:style-name="P12"/>
          </table:table-cell>
        </table:table-row>
      </table:table>
      <text:p text:style-name="P5"><text:text-input text:description="&lt;if test=&quot;o.description&quot;&gt;">If</text:text-input></text:p>
      <text:p text:style-name="P14"/>
      <text:p text:style-name="P28"><text:text-input text:description="&lt;html2plaintext(o.description or '')&gt;">Notes</text:text-input></text:p>
      <text:p text:style-name="P4"><text:text-input text:description="&lt;/if&gt;">Endif</text:text-input></text:p>
      <text:p text:style-name="P27"><text:span text:style-name="T4">Liste </text:span><text:span text:style-name="T5">d’é</text:span><text:span text:style-name="T4">margement </text:span><text:span text:style-name="T5">d</text:span><text:span text:style-name="T4">es </text:span><text:span text:style-name="T5">p</text:span><text:span text:style-name="T4">articipants</text:span></text:p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8">Nom complet &amp; Fonction</text:p>
            </table:table-cell>
            <table:table-cell table:style-name="Table1.A1" office:value-type="string">
              <text:p text:style-name="P20">Date</text:p>
            </table:table-cell>
            <table:table-cell table:style-name="Table1.C1" office:value-type="string">
              <text:p text:style-name="P19">Signature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13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13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13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13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13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13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13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13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13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13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13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13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13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13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13"/>
          </table:table-cell>
        </table:table-row>
        <text:soft-page-break/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13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13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13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13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13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een_20_Grass" draw:display-name="Green Grass" draw:style="linear" draw:start-color="#ffff00" draw:end-color="#81d41a" draw:start-intensity="100%" draw:end-intensity="100%" draw:angle="300" draw:border="0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end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3.642cm" svg:y="-0.025cm" svg:width="5.348cm" draw:z-index="1"><draw:text-box fo:min-height="0.464cm"><text:p text:style-name="MP2"><text:span text:style-name="MT1">Page </text:span><text:span text:style-name="MT1"><text:page-number text:select-page="current">2</text:page-number></text:span><text:span text:style-name="MT1"><text:s/>sur </text:span><text:span text:style-name="MT1"><text:page-count>2</text:page-count></text:span></text:p></draw:text-box></draw:frame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ay </meta:initial-creator>
    <meta:creation-date>2012-08-20T18:48:53</meta:creation-date>
    <dc:date>2022-07-11T15:44:54.676000000</dc:date>
    <meta:editing-duration>P2DT16H15M44S</meta:editing-duration>
    <meta:editing-cycles>835</meta:editing-cycles>
    <meta:generator>LibreOffice/6.4.1.2$Windows_X86_64 LibreOffice_project/4d224e95b98b138af42a64d84056446d09082932</meta:generator>
    <meta:document-statistic meta:table-count="4" meta:image-count="0" meta:object-count="0" meta:page-count="2" meta:paragraph-count="20" meta:word-count="83" meta:character-count="313" meta:non-whitespace-character-count="286"/>
    <meta:user-defined meta:name="Info 1"/>
    <meta:user-defined meta:name="Info 2"/>
    <meta:user-defined meta:name="Info 3"/>
    <meta:user-defined meta:name="Info 4"/>
  </office:meta>
</office:document-meta>
</file>